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4" table:default-cell-style-name="Default"/>
        <table:table-row table:style-name="ro1">
          <table:table-cell office:value-type="float" office:value="0.870635986328125" calcext:value-type="float">
            <text:p>0,870635986328125</text:p>
          </table:table-cell>
          <table:table-cell office:value-type="float" office:value="0.86407470703125" calcext:value-type="float">
            <text:p>0,86407470703125</text:p>
          </table:table-cell>
          <table:table-cell office:value-type="float" office:value="0.851776123046875" calcext:value-type="float">
            <text:p>0,851776123046875</text:p>
          </table:table-cell>
          <table:table-cell office:value-type="float" office:value="0.869873046875" calcext:value-type="float">
            <text:p>0,869873046875</text:p>
          </table:table-cell>
        </table:table-row>
        <table:table-row table:style-name="ro1">
          <table:table-cell office:value-type="float" office:value="0.867889404296875" calcext:value-type="float">
            <text:p>0,867889404296875</text:p>
          </table:table-cell>
          <table:table-cell office:value-type="float" office:value="0.861114501953125" calcext:value-type="float">
            <text:p>0,861114501953125</text:p>
          </table:table-cell>
          <table:table-cell office:value-type="float" office:value="0.8458251953125" calcext:value-type="float">
            <text:p>0,8458251953125</text:p>
          </table:table-cell>
          <table:table-cell office:value-type="float" office:value="0.85296630859375" calcext:value-type="float">
            <text:p>0,85296630859375</text:p>
          </table:table-cell>
        </table:table-row>
        <table:table-row table:style-name="ro1">
          <table:table-cell office:value-type="float" office:value="0.890045166015625" calcext:value-type="float">
            <text:p>0,890045166015625</text:p>
          </table:table-cell>
          <table:table-cell office:value-type="float" office:value="0.844390869140625" calcext:value-type="float">
            <text:p>0,844390869140625</text:p>
          </table:table-cell>
          <table:table-cell office:value-type="float" office:value="0.826202392578125" calcext:value-type="float">
            <text:p>0,826202392578125</text:p>
          </table:table-cell>
          <table:table-cell office:value-type="float" office:value="0.86956787109375" calcext:value-type="float">
            <text:p>0,86956787109375</text:p>
          </table:table-cell>
        </table:table-row>
        <table:table-row table:style-name="ro1">
          <table:table-cell office:value-type="float" office:value="0.88653564453125" calcext:value-type="float">
            <text:p>0,88653564453125</text:p>
          </table:table-cell>
          <table:table-cell office:value-type="float" office:value="0.878936767578125" calcext:value-type="float">
            <text:p>0,878936767578125</text:p>
          </table:table-cell>
          <table:table-cell office:value-type="float" office:value="0.854248046875" calcext:value-type="float">
            <text:p>0,854248046875</text:p>
          </table:table-cell>
          <table:table-cell office:value-type="float" office:value="0.84710693359375" calcext:value-type="float">
            <text:p>0,84710693359375</text:p>
          </table:table-cell>
        </table:table-row>
        <table:table-row table:style-name="ro1">
          <table:table-cell office:value-type="float" office:value="0.8316650390625" calcext:value-type="float">
            <text:p>0,8316650390625</text:p>
          </table:table-cell>
          <table:table-cell office:value-type="float" office:value="0.872344970703125" calcext:value-type="float">
            <text:p>0,872344970703125</text:p>
          </table:table-cell>
          <table:table-cell office:value-type="float" office:value="0.83660888671875" calcext:value-type="float">
            <text:p>0,83660888671875</text:p>
          </table:table-cell>
          <table:table-cell office:value-type="float" office:value="0.86480712890625" calcext:value-type="float">
            <text:p>0,864807128906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AVERAGE([.A1:.A5])" office:value-type="float" office:value="0.869354248046875" calcext:value-type="float">
            <text:p>0,869354248046875</text:p>
          </table:table-cell>
          <table:table-cell table:formula="of:=AVERAGE([.B1:.B5])" office:value-type="float" office:value="0.86417236328125" calcext:value-type="float">
            <text:p>0,86417236328125</text:p>
          </table:table-cell>
          <table:table-cell table:formula="of:=AVERAGE([.C1:.C5])" office:value-type="float" office:value="0.84293212890625" calcext:value-type="float">
            <text:p>0,84293212890625</text:p>
          </table:table-cell>
          <table:table-cell table:formula="of:=AVERAGE([.D1:.D5])" office:value-type="float" office:value="0.8608642578125" calcext:value-type="float">
            <text:p>0,860864257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-00-0000</text:date>, <text:time style:data-style-name="N2" text:time-value="14:56:16.629208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2T15:01:41.162050988</dc:date>
    <meta:editing-duration>PT10M3S</meta:editing-duration>
    <meta:editing-cycles>2</meta:editing-cycles>
    <meta:generator>LibreOffice/6.4.7.2$Linux_X86_64 LibreOffice_project/40$Build-2</meta:generator>
    <meta:document-statistic meta:table-count="1" meta:cell-count="24" meta:object-count="0"/>
  </office:meta>
</office:document-meta>
</file>